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f3d9" officeooo:paragraph-rsid="0003f3d9"/>
    </style:style>
    <style:style style:name="P2" style:family="paragraph" style:parent-style-name="Standard">
      <style:paragraph-properties fo:text-align="start" style:justify-single-word="false"/>
      <style:text-properties officeooo:rsid="0003f3d9" officeooo:paragraph-rsid="0003f3d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3f3d9" officeooo:paragraph-rsid="0003f3d9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3f3d9" officeooo:paragraph-rsid="0003f3d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3f3d9"/>
    </style:style>
    <style:style style:name="T1" style:family="text">
      <style:text-properties officeooo:rsid="0003f3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as, 13 de Mayo de 2020</text:p>
      <text:p text:style-name="P1"/>
      <text:p text:style-name="P1">Reunión 2 de contabilidad</text:p>
      <text:p text:style-name="P1"/>
      <text:p text:style-name="P1">Minuta 2</text:p>
      <text:p text:style-name="P1"/>
      <text:p text:style-name="P1"/>
      <text:p text:style-name="P2"/>
      <text:p text:style-name="P2">Participantes: Alejandro Sánchez, Tulio</text:p>
      <text:p text:style-name="P2"/>
      <text:p text:style-name="P2">Actividades: </text:p>
      <text:p text:style-name="P2"/>
      <text:list xml:id="list2686397518" text:style-name="L1">
        <text:list-item>
          <text:p text:style-name="P5"><text:span text:style-name="T1">Se discutió sobre el módulo anticipos desarrollado para la versión 11 de Odoo.</text:span></text:p>
        </text:list-item>
        <text:list-item>
          <text:p text:style-name="P3">Se observó que este módulo no refleja el anticipo en la factura rebajando el saldo de la misma. Lo cual es un error (el programación se denomina bug).</text:p>
        </text:list-item>
      </text:list>
      <text:p text:style-name="P2"/>
      <text:p text:style-name="P2">Acuerdos: </text:p>
      <text:p text:style-name="P2"/>
      <text:list xml:id="list282869452" text:style-name="L2">
        <text:list-item>
          <text:p text:style-name="P4">Planificar una tercera reunión para volver a revisar este tema y retomar la retención de IVA.</text:p>
        </text:list-item>
      </text:list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9:01:11.285537448</meta:creation-date>
    <dc:date>2020-05-13T19:09:34.892672472</dc:date>
    <meta:editing-duration>PT8M25S</meta:editing-duration>
    <meta:editing-cycles>1</meta:editing-cycles>
    <meta:document-statistic meta:table-count="0" meta:image-count="0" meta:object-count="0" meta:page-count="1" meta:paragraph-count="9" meta:word-count="78" meta:character-count="446" meta:non-whitespace-character-count="378"/>
    <meta:generator>LibreOffice/6.0.7.3$Linux_X86_64 LibreOffice_project/00m0$Build-3</meta:generator>
  </office:meta>
</office:document-meta>
</file>